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Garamond" svg:font-family="Garamond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593cm" table:align="center"/>
    </style:style>
    <style:style style:name="Table1.A" style:family="table-column">
      <style:table-column-properties style:column-width="1.67cm"/>
    </style:style>
    <style:style style:name="Table1.B" style:family="table-column">
      <style:table-column-properties style:column-width="11.234cm"/>
    </style:style>
    <style:style style:name="Table1.C" style:family="table-column">
      <style:table-column-properties style:column-width="1.688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4.593cm" table:align="center"/>
    </style:style>
    <style:style style:name="Table2.A" style:family="table-column">
      <style:table-column-properties style:column-width="1.67cm"/>
    </style:style>
    <style:style style:name="Table2.B" style:family="table-column">
      <style:table-column-properties style:column-width="11.234cm"/>
    </style:style>
    <style:style style:name="Table2.C" style:family="table-column">
      <style:table-column-properties style:column-width="1.688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margin-top="0cm" fo:margin-bottom="0cm" fo:line-height="100%" fo:text-align="center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margin-top="0cm" fo:margin-bottom="0cm" fo:line-height="100%" fo:text-align="center" style:justify-single-word="false"/>
      <style:text-properties fo:font-size="20pt" style:font-size-asian="20pt" style:font-size-complex="20pt"/>
    </style:style>
    <style:style style:name="P7" style:family="paragraph" style:parent-style-name="Text_20_body">
      <style:paragraph-properties fo:margin-top="0cm" fo:margin-bottom="0cm" fo:line-height="100%"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800000"/>
    </style:style>
    <style:style style:name="P12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ext_20_body">
      <style:paragraph-properties fo:margin-left="1.251cm" fo:margin-right="0cm" fo:text-indent="0cm" style:auto-text-indent="false"/>
    </style:style>
    <style:style style:name="P15" style:family="paragraph" style:parent-style-name="Table_20_Contents">
      <style:paragraph-properties fo:margin-left="1.251cm" fo:margin-right="0cm" fo:text-align="justify" style:justify-single-word="false" fo:text-indent="0cm" style:auto-text-indent="false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8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P19" style:family="paragraph" style:parent-style-name="Contents_20_1">
      <style:paragraph-properties>
        <style:tab-stops>
          <style:tab-stop style:position="0cm"/>
          <style:tab-stop style:position="17.3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0cm"/>
          <style:tab-stop style:position="16.79cm" style:type="right" style:leader-style="dotted" style:leader-text="."/>
        </style:tab-stops>
      </style:paragraph-properties>
    </style:style>
    <style:style style:name="P21" style:family="paragraph" style:parent-style-name="Text_20_body" style:master-page-name="First_20_Page">
      <style:paragraph-properties style:page-number="auto"/>
    </style:style>
    <style:style style:name="P22" style:family="paragraph" style:parent-style-name="Text_20_body" style:master-page-name="Standard">
      <style:paragraph-properties style:page-number="1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 style:list-style-name="L1">
      <style:paragraph-properties fo:text-align="center" style:justify-single-word="false"/>
    </style:style>
    <style:style style:name="P26" style:family="paragraph" style:parent-style-name="Table_20_Contents" style:list-style-name="L2">
      <style:paragraph-properties fo:text-align="center" style:justify-single-word="false"/>
    </style:style>
    <style:style style:name="P27" style:family="paragraph" style:parent-style-name="Table_20_Contents" style:list-style-name="L4">
      <style:paragraph-properties fo:text-align="center" style:justify-single-word="false"/>
    </style:style>
    <style:style style:name="P28" style:family="paragraph" style:parent-style-name="Table_20_Contents" style:list-style-name="L1">
      <style:paragraph-properties fo:text-align="center" style:justify-single-word="false"/>
      <style:text-properties fo:font-weight="normal" style:font-weight-asian="normal" style:font-weight-complex="normal"/>
    </style:style>
    <style:style style:name="P29" style:family="paragraph" style:parent-style-name="Table_20_Contents" style:list-style-name="L4">
      <style:paragraph-properties fo:text-align="center" style:justify-single-word="false"/>
      <style:text-properties fo:font-weight="normal" style:font-weight-asian="normal" style:font-weight-complex="normal"/>
    </style:style>
    <style:style style:name="P30" style:family="paragraph" style:parent-style-name="Table_20_Contents">
      <style:paragraph-properties fo:text-align="justify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800000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Table_20_Contents" style:list-style-name="L2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Software Test Procedure</text:p>
      <text:p text:style-name="P6"/>
      <text:p text:style-name="P7"><text:user-defined style:data-style-name="N0" text:name="Procedure">HUNagScreen Dialog</text:user-defined></text:p>
      <text:p text:style-name="P5">Volume <text:user-defined style:data-style-name="N0" text:name="Volume">1.0.0</text:user-defined></text:p>
      <text:p text:style-name="P5">Version 1.0.0</text:p>
      <text:p text:style-name="P5"/>
      <text:p text:style-name="P5">Date <text:s/><text:date style:data-style-name="N75" text:date-value="2019-04-29T13:48:18.10">Apr 29, 2019</text:date></text:p>
      <text:p text:style-name="P5"/>
      <text:p text:style-name="P5"/>
      <text:p text:style-name="P5"/>
      <text:p text:style-name="P5"/>
      <text:p text:style-name="P5"/>
      <text:p text:style-name="P5"/>
      <text:p text:style-name="P5">Hew Lines VA7HU</text:p>
      <text:p text:style-name="P3"/>
      <text:p text:style-name="P4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9">1<text:tab/>Introduction<text:tab/>1</text:p>
          <text:p text:style-name="P19">2<text:tab/>Setup<text:tab/>1</text:p>
          <text:p text:style-name="P19">3<text:tab/>Initial Program Launch with No .ini or User files.<text:tab/>1</text:p>
          <text:p text:style-name="P20">3.1<text:tab/>Appendix 1<text:tab/>4</text:p>
          <text:p text:style-name="P20">3.2<text:tab/>Appendix 2<text:tab/>4</text:p>
        </text:index-body>
      </text:table-of-content>
      <text:p text:style-name="Text_20_body"/>
      <text:p text:style-name="P22"/>
      <text:h text:style-name="Heading_20_1" text:outline-level="1">Introduction</text:h>
      <text:p text:style-name="Text_20_body">This document contains the complete suite of Software Test Procedures for the HUNagScreen Dialog Box.</text:p>
      <text:h text:style-name="Heading_20_1" text:outline-level="1">Setup</text:h>
      <text:p text:style-name="Text_20_body">This section details setup procedures that are required before commencing the complete test suite.</text:p>
      <text:p text:style-name="Text_20_body">The folllowing modules must be available in the application:</text:p>
      <text:p text:style-name="P14"><text:span text:style-name="T2">AppSettings</text:span>; and,</text:p>
      <text:p text:style-name="P14"><text:span text:style-name="T2">HURegistration</text:span>.</text:p>
      <text:p text:style-name="P16">Delete the followiing Files and Directories :</text:p>
      <text:p text:style-name="P14"><text:span text:style-name="T2">AppData/Roaming/RVMasterLog</text:span> directory. This will also delete all Subdirectories; snd,</text:p>
      <text:p text:style-name="P14"><text:span text:style-name="T2">RVMasterLog.ini</text:span>. If necessary, rename or save the current .ini file so it can be reloaded upon completion of the test suite if needed..</text:p>
      <text:h text:style-name="Heading_20_1" text:outline-level="1">Initial Program Launch with No .ini or User files.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0">Step</text:p>
            </table:table-cell>
            <table:table-cell table:style-name="Table1.A1" office:value-type="string">
              <text:p text:style-name="P10">Test</text:p>
            </table:table-cell>
            <table:table-cell table:style-name="Table1.C1" office:value-type="string">
              <text:p text:style-name="P11">Pass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list xml:id="list808417197724785787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0">INITIAL DISPLAY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87899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list xml:id="list33680969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Launch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79763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3">Select the &lt;<text:span text:style-name="T2">Yes</text:span>&gt; button of the <text:s text:c="2"/><text:span text:style-name="T2">erNoDataDirectoriesFound message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76904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Select the &lt;<text:span text:style-name="T2">Ok</text:span>&gt; button to dismiss the <text:span text:style-name="T2">imCreateUserDirs message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76548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Select the &lt;<text:span text:style-name="T2">Ok</text:span>&gt; button to dismiss the <text:span text:style-name="T2">Read Settings INI file</text:span>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74840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Ensure the <text:span text:style-name="T2">HUNagScreen</text:span> is displayed at screen centr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95125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Ensure the <text:span text:style-name="T2">Title bar</text:span> is blu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82973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Ensure the <text:span text:style-name="T2">Title bar</text:span> only displays the text “<text:span text:style-name="T2">RVMasterLog.exe</text:span>” on the left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700350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Ensure the <text:span text:style-name="T2">HUNagScreen</text:span> contains a memo box containing the text <text:span text:style-name="T2">cstrMemoText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701233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Ensure the <text:span text:style-name="T2">HUNagScreen</text:span> contains three buttons along the bottom of the dialog box in the following order: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99735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5">A &lt;<text:span text:style-name="T2">Help</text:span>&gt; button on the left that is <text:s/>enabled. <text:span text:style-name="T2">enabled</text:span>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95387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5">A &lt;<text:span text:style-name="T2">Yes</text:span>&gt; button to the right that is <text:span text:style-name="T2">enabled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701980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5">A &lt;<text:span text:style-name="T2">No</text:span>&gt; button on the right that is <text:span text:style-name="T2">enabled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85791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5">Ensure the &lt;<text:span text:style-name="T2">Yes</text:span>&gt; button has the <text:span text:style-name="T2">focus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88948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73876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0">TAB ORDER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86295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83287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Press the &lt;<text:span text:style-name="T2">TAB</text:span>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700078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Ensure the &lt;<text:span text:style-name="T2">No</text:span>&gt; button receives the <text:span text:style-name="T2">Focus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704469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Press the &lt;<text:span text:style-name="T2">TAB</text:span>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702422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Ensure the &lt;<text:span text:style-name="T2">Help</text:span>&gt; button receives the <text:span text:style-name="T2">Focus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89641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Press the &lt;<text:span text:style-name="T2">TAB</text:span>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92253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8">Ensure the &lt;<text:span text:style-name="T2">Yes</text:span>&gt; button has the <text:span text:style-name="T2">focus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92265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88204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0">FUNCTIONALITY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703121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94628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2">Select the &lt;<text:span text:style-name="T2">Help</text:span>&gt; button.</text:p>
          </table:table-cell>
          <table:table-cell table:style-name="Table1.C2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list xml:id="list33690936" text:continue-numbering="true" text:style-name="L1">
              <text:list-item>
                <text:p text:style-name="P28"/>
              </text:list-item>
            </text:list>
          </table:table-cell>
          <table:table-cell table:style-name="Table1.A2" office:value-type="string">
            <text:p text:style-name="P12">Ensure the Information message <text:span text:style-name="T2">imNotImplementedMsg</text:span>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98182" text:continue-numbering="true" text:style-name="L1">
              <text:list-item>
                <text:p text:style-name="P28"/>
              </text:list-item>
            </text:list>
          </table:table-cell>
          <table:table-cell table:style-name="Table1.A2" office:value-type="string">
            <text:p text:style-name="P8">Select the &lt;<text:span text:style-name="T2">Ok</text:span>&gt; button to dismiss the <text:span text:style-name="T1">message.</text:span>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83441" text:continue-numbering="true" text:style-name="L1">
              <text:list-item>
                <text:p text:style-name="P28"/>
              </text:list-item>
            </text:list>
          </table:table-cell>
          <table:table-cell table:style-name="Table1.A2" office:value-type="string">
            <text:p text:style-name="P8">Select the &lt;<text:span text:style-name="T2">No</text:span>&gt; button of the <text:span text:style-name="T2">Nag Screen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703776" text:continue-numbering="true" text:style-name="L1">
              <text:list-item>
                <text:p text:style-name="P28"/>
              </text:list-item>
            </text:list>
          </table:table-cell>
          <table:table-cell table:style-name="Table1.A2" office:value-type="string">
            <text:p text:style-name="P8">Ensure the <text:span text:style-name="T2">NagScreen</text:span> is <text:span text:style-name="T2">dismissed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73973" text:continue-numbering="true" text:style-name="L1">
              <text:list-item>
                <text:p text:style-name="P28"/>
              </text:list-item>
            </text:list>
          </table:table-cell>
          <table:table-cell table:style-name="Table1.A2" office:value-type="string">
            <text:p text:style-name="P8">Ensure the <text:span text:style-name="T2">Main Form</text:span> of the application is <text:span text:style-name="T2">displayed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76484" text:continue-numbering="true" text:style-name="L1">
              <text:list-item>
                <text:p text:style-name="P28"/>
              </text:list-item>
            </text:list>
          </table:table-cell>
          <table:table-cell table:style-name="Table1.A2" office:value-type="string">
            <text:p text:style-name="P8"><text:span text:style-name="T2">Terminate</text:span>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96545" text:continue-numbering="true" text:style-name="L1">
              <text:list-item>
                <text:p text:style-name="P28"/>
              </text:list-item>
            </text:list>
          </table:table-cell>
          <table:table-cell table:style-name="Table1.A2" office:value-type="string">
            <text:p text:style-name="P17">Delete the <text:span text:style-name="T2">AppData/Roaming/RVMasterLog</text:span> director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79460" text:continue-numbering="true" text:style-name="L1">
              <text:list-item>
                <text:p text:style-name="P28"/>
              </text:list-item>
            </text:list>
          </table:table-cell>
          <table:table-cell table:style-name="Table1.A2" office:value-type="string">
            <text:p text:style-name="P8"><text:span text:style-name="T2">Delete</text:span> the <text:span text:style-name="T2">,ini file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98940" text:continue-numbering="true" text:style-name="L1">
              <text:list-item>
                <text:p text:style-name="P28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89032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Launch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97192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3">Select the &lt;<text:span text:style-name="T2">Yes</text:span>&gt; button of the <text:s text:c="2"/><text:span text:style-name="T2">erNoDataDirectoriesFound message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76651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Select the &lt;<text:span text:style-name="T2">Ok</text:span>&gt; button to dismiss the <text:span text:style-name="T2">imCreateUserDirs message</text:span>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95727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Select the &lt;<text:span text:style-name="T2">Ok</text:span>&gt; button to dismiss the <text:span text:style-name="T2">Read Settings INI file</text:span>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78130" text:continue-numbering="true" text:style-name="L1">
              <text:list-item>
                <text:p text:style-name="P28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95881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Select the &lt;<text:span text:style-name="T2">Yes</text:span>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76553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Ensure the <text:span text:style-name="T2">HURegistration</text:span> dialog box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99055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Select the &lt;<text:span text:style-name="T2">Cancel</text:span>&gt; button to dismiss the <text:s/><text:span text:style-name="T2">HURegistration</text:span> dialog box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86591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Select the &lt;<text:span text:style-name="T2">Ok</text:span>&gt; message to dismiss the imSsssss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96695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>Terminate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78807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90592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0">END OF TEST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3680061" text:continue-numbering="true" text:style-name="L1"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</table:table>
      <text:p text:style-name="Text_20_body"/>
      <text:h text:style-name="Heading_20_1" text:outline-level="1"><text:soft-page-break/>Initial Program Launch with User files but no .ini file.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0">Step</text:p>
            </table:table-cell>
            <table:table-cell table:style-name="Table2.A1" office:value-type="string">
              <text:p text:style-name="P10">Test</text:p>
            </table:table-cell>
            <table:table-cell table:style-name="Table2.C1" office:value-type="string">
              <text:p text:style-name="P11">Pass</text:p>
            </table:table-cell>
          </table:table-row>
        </table:table-header-rows>
        <table:table-row table:style-name="Table2.1">
          <table:table-cell table:style-name="Table2.A2">
            <text:list xml:id="list1215501759557455816" text:style-name="L4">
              <text:list-item>
                <text:p text:style-name="P27"><text:span text:style-name="T2"/></text:p>
              </text:list-item>
            </text:list>
          </table:table-cell>
          <table:table-cell table:style-name="Table2.A2">
            <text:list xml:id="list6593709997668428939" text:style-name="L2">
              <text:list-header>
                <text:p text:style-name="P34"><text:span text:style-name="T2"/></text:p>
              </text:list-header>
            </text:list>
          </table:table-cell>
          <table:table-cell table:style-name="Table2.C2" office:value-type="string">
            <text:p text:style-name="P11"/>
          </table:table-cell>
        </table:table-row>
        <table:table-row table:style-name="Table2.1">
          <table:table-cell table:style-name="Table2.A3" office:value-type="string">
            <text:list xml:id="list33693870" text:continue-list="list1215501759557455816" text:style-name="L4">
              <text:list-item>
                <text:p text:style-name="P27"/>
              </text:list-item>
            </text:list>
          </table:table-cell>
          <table:table-cell table:style-name="Table2.A3" office:value-type="string">
            <text:p text:style-name="P10">DISPLAY WITH NO .INI FILE</text:p>
          </table:table-cell>
          <table:table-cell table:style-name="Table2.C2" office:value-type="string">
            <text:p text:style-name="P9"/>
          </table:table-cell>
        </table:table-row>
        <table:table-row table:style-name="Table2.1">
          <table:table-cell table:style-name="Table2.A3" office:value-type="string">
            <text:list xml:id="list33683195" text:continue-numbering="true" text:style-name="L4">
              <text:list-item>
                <text:p text:style-name="P27"/>
              </text:list-item>
            </text:list>
          </table:table-cell>
          <table:table-cell table:style-name="Table2.A3" office:value-type="string">
            <text:p text:style-name="P10"/>
          </table:table-cell>
          <table:table-cell table:style-name="Table2.C2" office:value-type="string">
            <text:p text:style-name="P9"/>
          </table:table-cell>
        </table:table-row>
        <table:table-row table:style-name="Table2.1">
          <table:table-cell table:style-name="Table2.A3" office:value-type="string">
            <text:list xml:id="list33674411" text:continue-numbering="true" text:style-name="L4">
              <text:list-item>
                <text:p text:style-name="P29"/>
              </text:list-item>
            </text:list>
          </table:table-cell>
          <table:table-cell table:style-name="Table2.A3" office:value-type="string">
            <text:p text:style-name="P17"><text:span text:style-name="T2">Delete</text:span> the <text:span text:style-name="T2">AppData/Roaming/RVMasterLog</text:span> directory.</text:p>
          </table:table-cell>
          <table:table-cell table:style-name="Table2.C2" office:value-type="string">
            <text:p text:style-name="P9"/>
          </table:table-cell>
        </table:table-row>
        <table:table-row table:style-name="Table2.1">
          <table:table-cell table:style-name="Table2.A3" office:value-type="string">
            <text:list xml:id="list33685253" text:continue-numbering="true" text:style-name="L4">
              <text:list-item>
                <text:p text:style-name="P29"/>
              </text:list-item>
            </text:list>
          </table:table-cell>
          <table:table-cell table:style-name="Table2.A3" office:value-type="string">
            <text:p text:style-name="P8"><text:span text:style-name="T2">Delete</text:span> the <text:span text:style-name="T2">,ini file</text:span>.</text:p>
          </table:table-cell>
          <table:table-cell table:style-name="Table2.C2" office:value-type="string">
            <text:p text:style-name="P9"/>
          </table:table-cell>
        </table:table-row>
        <table:table-row table:style-name="Table2.1">
          <table:table-cell table:style-name="Table2.A3" office:value-type="string">
            <text:list xml:id="list33703468" text:continue-list="list33680061" text:style-name="L1">
              <text:list-item>
                <text:p text:style-name="P25"/>
              </text:list-item>
            </text:list>
          </table:table-cell>
          <table:table-cell table:style-name="Table2.A3" office:value-type="string">
            <text:p text:style-name="P8"><text:span text:style-name="T2">Launch</text:span> the application.</text:p>
          </table:table-cell>
          <table:table-cell table:style-name="Table2.C2" office:value-type="string">
            <text:p text:style-name="P9"/>
          </table:table-cell>
        </table:table-row>
        <table:table-row table:style-name="Table2.1">
          <table:table-cell table:style-name="Table2.A3" office:value-type="string">
            <text:list xml:id="list33696977" text:continue-numbering="true" text:style-name="L1">
              <text:list-item>
                <text:p text:style-name="P25"/>
              </text:list-item>
            </text:list>
          </table:table-cell>
          <table:table-cell table:style-name="Table2.A3" office:value-type="string">
            <text:p text:style-name="P8">Select the &lt;<text:span text:style-name="T2">Ok</text:span>&gt; button to dismiss the <text:span text:style-name="T2">Read Settings INI file</text:span> message.</text:p>
          </table:table-cell>
          <table:table-cell table:style-name="Table2.C2" office:value-type="string">
            <text:p text:style-name="P9"/>
          </table:table-cell>
        </table:table-row>
        <table:table-row table:style-name="Table2.1">
          <table:table-cell table:style-name="Table2.A3" office:value-type="string">
            <text:list xml:id="list33675414" text:continue-numbering="true" text:style-name="L1">
              <text:list-item>
                <text:p text:style-name="P25"/>
              </text:list-item>
            </text:list>
          </table:table-cell>
          <table:table-cell table:style-name="Table2.A3" office:value-type="string">
            <text:p text:style-name="P8">Ensure the <text:span text:style-name="T2">HUNagScreen</text:span> is displayed at screen centre.</text:p>
          </table:table-cell>
          <table:table-cell table:style-name="Table2.C2" office:value-type="string">
            <text:p text:style-name="P9"/>
          </table:table-cell>
        </table:table-row>
        <table:table-row table:style-name="Table2.1">
          <table:table-cell table:style-name="Table2.A3" office:value-type="string">
            <text:list xml:id="list33700446" text:continue-list="list33685253" text:style-name="L4">
              <text:list-item>
                <text:p text:style-name="P27"/>
              </text:list-item>
            </text:list>
          </table:table-cell>
          <table:table-cell table:style-name="Table2.A3" office:value-type="string">
            <text:list xml:id="list33691955" text:continue-list="list6593709997668428939" text:style-name="L2">
              <text:list-header>
                <text:p text:style-name="P34"/>
              </text:list-header>
            </text:list>
          </table:table-cell>
          <table:table-cell table:style-name="Table2.C2" office:value-type="string">
            <text:p text:style-name="P9"/>
          </table:table-cell>
        </table:table-row>
        <table:table-row table:style-name="Table2.1">
          <table:table-cell table:style-name="Table2.A3" office:value-type="string">
            <text:list xml:id="list33691097" text:continue-list="list33700446" text:style-name="L4">
              <text:list-item>
                <text:p text:style-name="P27"/>
              </text:list-item>
            </text:list>
          </table:table-cell>
          <table:table-cell table:style-name="Table2.A3" office:value-type="string">
            <text:list xml:id="list33694563" text:continue-list="list33691955" text:style-name="L2">
              <text:list-header>
                <text:p text:style-name="P34"/>
              </text:list-header>
            </text:list>
          </table:table-cell>
          <table:table-cell table:style-name="Table2.C2" office:value-type="string">
            <text:p text:style-name="P9"/>
          </table:table-cell>
        </table:table-row>
        <table:table-row table:style-name="Table2.1">
          <table:table-cell table:style-name="Table2.A3" office:value-type="string">
            <text:list xml:id="list33702789" text:continue-list="list33691097" text:style-name="L4">
              <text:list-item>
                <text:p text:style-name="P27"/>
              </text:list-item>
            </text:list>
          </table:table-cell>
          <table:table-cell table:style-name="Table2.A3" office:value-type="string">
            <text:list xml:id="list33673046" text:continue-list="list33694563" text:style-name="L2">
              <text:list-header>
                <text:p text:style-name="P34"/>
              </text:list-header>
            </text:list>
          </table:table-cell>
          <table:table-cell table:style-name="Table2.C2" office:value-type="string">
            <text:p text:style-name="P9"/>
          </table:table-cell>
        </table:table-row>
        <table:table-row table:style-name="Table2.1">
          <table:table-cell table:style-name="Table2.A3" office:value-type="string">
            <text:list xml:id="list33674232" text:continue-list="list33702789" text:style-name="L4">
              <text:list-item>
                <text:p text:style-name="P27"/>
              </text:list-item>
            </text:list>
          </table:table-cell>
          <table:table-cell table:style-name="Table2.A3" office:value-type="string">
            <text:list xml:id="list33703872" text:continue-list="list33673046" text:style-name="L2">
              <text:list-header>
                <text:p text:style-name="P34"/>
              </text:list-header>
            </text:list>
          </table:table-cell>
          <table:table-cell table:style-name="Table2.C2" office:value-type="string">
            <text:p text:style-name="P9"/>
          </table:table-cell>
        </table:table-row>
      </table:table>
      <text:p text:style-name="Text_20_body"/>
      <text:p text:style-name="Text_20_body">These are the different appendices</text:p>
      <text:h text:style-name="Heading_20_2" text:outline-level="2">Appendix 1</text:h>
      <text:p text:style-name="Text_20_body"/>
      <text:h text:style-name="Heading_20_2" text:outline-level="2">Appendix 2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Garamond" svg:font-family="Garamond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en" style:country-asian="CA" style:font-size-complex="12pt" style:language-complex="en" style:country-complex="C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SimSun" style:font-size-asian="12pt" style:language-asian="en" style:country-asian="CA" style:font-name-complex="Arial1" style:font-size-complex="12pt" style:language-complex="en" style:country-complex="C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fo:orphans="2" fo:widows="2" fo:hyphenation-ladder-count="no-limit" style:page-number="auto"/>
      <style:text-properties fo:hyphenate="true" fo:hyphenation-remain-char-count="3" fo:hyphenation-push-char-count="3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.199cm" fo:margin-bottom="0.6cm" style:page-number="auto"/>
      <style:text-properties style:font-name="Garamond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801cm" fo:margin-bottom="0.4cm"/>
      <style:text-properties style:font-name="Garamond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801cm" fo:margin-right="0cm" fo:margin-top="0.4cm" fo:margin-bottom="0cm" fo:text-indent="-0.801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.799cm" fo:margin-right="0cm" fo:margin-top="0.199cm" fo:margin-bottom="0cm" fo:text-indent="-1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HUNagScreen DIalog</text:title></text:p>
      </style:header>
      <style:footer>
        <text:p text:style-name="MP2">Page <text:page-number text:select-page="current">2</text:page-number> of <text:page-count>6</text:page-count> <text:s/></text:p>
      </style:footer>
    </style:master-page>
    <style:master-page style:name="First_20_Page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editing-duration>PT5H14M7S</meta:editing-duration>
    <meta:editing-cycles>88</meta:editing-cycles>
    <dc:title>HUNagScreen DIalog</dc:title>
    <meta:creation-date>2019-04-03T17:35:45.61</meta:creation-date>
    <meta:initial-creator>Hew Lines</meta:initial-creator>
    <dc:date>2019-04-29T13:48:17.88</dc:date>
    <dc:creator>Hew Lines</dc:creator>
    <meta:printed-by>Hew Lines</meta:printed-by>
    <meta:print-date>2019-04-29T09:46:03.52</meta:print-date>
    <meta:document-statistic meta:table-count="2" meta:image-count="0" meta:object-count="0" meta:page-count="6" meta:paragraph-count="82" meta:word-count="487" meta:character-count="3038"/>
    <meta:user-defined meta:name="Procedure">HUNagScreen Dialog</meta:user-defined>
    <meta:user-defined meta:name="Volume">1.0.0</meta:user-defined>
  </office:meta>
</office:document-meta>
</file>